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text-properties officeooo:rsid="000b84ba" officeooo:paragraph-rsid="000b84ba"/>
    </style:style>
    <style:style style:name="P4" style:family="paragraph" style:parent-style-name="Text_20_body" style:list-style-name="L2">
      <style:text-properties officeooo:rsid="001a4d1a" officeooo:paragraph-rsid="001a4d1a"/>
    </style:style>
    <style:style style:name="P5" style:family="paragraph" style:parent-style-name="Text_20_body" style:list-style-name="L2">
      <style:text-properties officeooo:rsid="001d9cb3" officeooo:paragraph-rsid="001d9cb3"/>
    </style:style>
    <style:style style:name="T1" style:family="text">
      <style:text-properties officeooo:rsid="000aec73"/>
    </style:style>
    <style:style style:name="T2" style:family="text">
      <style:text-properties officeooo:rsid="000c4826"/>
    </style:style>
    <style:style style:name="T3" style:family="text">
      <style:text-properties officeooo:rsid="000e2716"/>
    </style:style>
    <style:style style:name="T4" style:family="text">
      <style:text-properties officeooo:rsid="000f5d14"/>
    </style:style>
    <style:style style:name="T5" style:family="text">
      <style:text-properties officeooo:rsid="001099f3"/>
    </style:style>
    <style:style style:name="T6" style:family="text">
      <style:text-properties officeooo:rsid="00118c1e"/>
    </style:style>
    <style:style style:name="T7" style:family="text">
      <style:text-properties officeooo:rsid="00173d1d"/>
    </style:style>
    <style:style style:name="T8" style:family="text">
      <style:text-properties officeooo:rsid="001d5d73"/>
    </style:style>
    <style:style style:name="T9" style:family="text">
      <style:text-properties officeooo:rsid="001d8ea7"/>
    </style:style>
    <style:style style:name="T10" style:family="text">
      <style:text-properties officeooo:rsid="001d9cf4"/>
    </style:style>
    <style:style style:name="T11" style:family="text">
      <style:text-properties officeooo:rsid="001f8d91"/>
    </style:style>
    <style:style style:name="T12" style:family="text">
      <style:text-properties officeooo:rsid="00211c25"/>
    </style:style>
    <style:style style:name="T13" style:family="text">
      <style:text-properties officeooo:rsid="0021856f"/>
    </style:style>
    <style:style style:name="T14" style:family="text">
      <style:text-properties officeooo:rsid="00233c33"/>
    </style:style>
    <style:style style:name="T15" style:family="text">
      <style:text-properties officeooo:rsid="00236de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 John 1:1-10</text:h>
      <text:h text:style-name="Heading_20_2" text:outline-level="2"><text:bookmark text:name="en-GNT-33563"/>The Word of Life <text:span text:style-name="T1">(1-4)</text:span></text:h>
      <text:list xml:id="list2103166492" text:style-name="L1">
        <text:list-item>
          <text:p text:style-name="P1">We write to you about the Word of life, which has existed from the very beginning. We have heard it, and we have seen it with our eyes; yes, we have seen it, and our hands have touched it. When this life became visible, we saw it; so we speak of it and tell you about the eternal life which was with the Father and was made known to us. What we have seen and heard we announce to you also, so that you will join with us in the fellowship that we have with the Father and with his Son Jesus Christ. We write this in order that our joy may be complete.</text:p>
        </text:list-item>
        <text:list-item>
          <text:p text:style-name="P3">Th<text:span text:style-name="T2">is word of life being written by John has been in existence since the beginning. </text:span><text:span text:style-name="T4">When the word became life they</text:span><text:span text:style-name="T3"> sa</text:span><text:span text:style-name="T4">w it, </text:span><text:span text:style-name="T3">touched it </text:span><text:span text:style-name="T11">and </text:span><text:span text:style-name="T4">they spoke to it</text:span><text:span text:style-name="T3">. </text:span><text:span text:style-name="T5">Hence, what they’ve written is first hand </text:span><text:span text:style-name="T12">information</text:span><text:span text:style-name="T5">, God made it known to them. </text:span><text:span text:style-name="T13">The word</text:span><text:span text:style-name="T6"> was </text:span><text:span text:style-name="T13">there</text:span><text:span text:style-name="T6"> in the beginning, it is still there and it will be there forever, i.e eternity. </text:span><text:span text:style-name="T7">They write this so that we may also join in the fellowship that is in God the father and the son Jesus Christ, this also completes their joy.</text:span></text:p>
        </text:list-item>
      </text:list>
      <text:h text:style-name="Heading_20_2" text:outline-level="2"><text:bookmark text:name="en-GNT-33567"/>God Is Light <text:span text:style-name="T1">(5-10)</text:span></text:h>
      <text:list xml:id="list3306234901" text:style-name="L2">
        <text:list-item>
          <text:p text:style-name="P2">Now the message that we have heard from his Son and announce is this: God is light, and there is no darkness at all in him. If, then, we say that we have fellowship with him, yet at the same time live in the darkness, we are lying both in our words and in our actions. But if we live in the light—just as he is in the light—then we have fellowship with one another, and the blood of Jesus, his Son, purifies us from every sin. If we say that we have no sin, we deceive ourselves, and there is no truth in us. But if we confess our sins to God, he will keep his promise and do what is right: he will forgive us our sins and purify us from all our wrongdoing.<text:bookmark text:name="en-GNT-33572"/> If we say that we have not sinned, we make a liar out of God, and his word is not in us.</text:p>
        </text:list-item>
        <text:list-item>
          <text:p text:style-name="P4">The son Jesus Christ told the apostles that God is light and there is not darkness at all in him. <text:span text:style-name="T8">If then we say we have fellowship with him yet at the same time we live in the darkness, we’re lying in our words and actions. </text:span><text:span text:style-name="T9">We should live in the light always, this is how we’ve fellowship with God.</text:span></text:p>
        </text:list-item>
        <text:list-item>
          <text:p text:style-name="P5">We’re sinner<text:span text:style-name="T14">s</text:span> and we need cleansing, the blood of Jesus Christ cleanses us of our sins. <text:span text:style-name="T10">We’re sinners and we’ve fallen from the </text:span><text:span text:style-name="T15">standards</text:span><text:span text:style-name="T10"> of the Lord. We need the blood of Jesus to cleanse us, if we say we’re not sinners then we imply that God is a liar and it shows that his word is not in u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9T10:04:11.056793307</meta:creation-date>
    <dc:date>2022-05-19T10:54:53.724788605</dc:date>
    <meta:editing-duration>PT40M19S</meta:editing-duration>
    <meta:editing-cycles>23</meta:editing-cycles>
    <meta:generator>LibreOffice/6.4.7.2$Linux_X86_64 LibreOffice_project/40$Build-2</meta:generator>
    <meta:document-statistic meta:table-count="0" meta:image-count="0" meta:object-count="0" meta:page-count="1" meta:paragraph-count="8" meta:word-count="502" meta:character-count="2425" meta:non-whitespace-character-count="1938"/>
  </office:meta>
</office:document-meta>
</file>